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657cm"/>
    </style:style>
    <style:style style:name="co3" style:family="table-column">
      <style:table-column-properties fo:break-before="auto" style:column-width="5.151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4.79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49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table:number-columns-repeated="2"/>
          <table:table-cell table:style-name="ce5" table:number-columns-repeated="1015"/>
        </table:table-row>
        <table:table-row table:style-name="ro2">
          <table:table-cell office:value-type="string">
            <text:p>TC_001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4" office:value-type="string">
            <text:p>1.Enter user name</text:p>
            <text:p>2. Enter Password</text:p>
            <text:p>3. click on login button</text:p>
          </table:table-cell>
          <table:table-cell table:style-name="ce4" office:value-type="string">
            <text:p>valid UN</text:p>
            <text:p>valid Pwd</text:p>
          </table:table-cell>
          <table:table-cell table:style-name="ce4" office:value-type="string">
            <text:p>login sccessful</text:p>
            <text:p>the system shold take to home page</text:p>
          </table:table-cell>
          <table:table-cell table:number-columns-repeated="1017"/>
        </table:table-row>
        <table:table-row table:style-name="ro2">
          <table:table-cell office:value-type="string">
            <text:p>TC_002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4" office:value-type="string">
            <text:p>1.Enter user name</text:p>
            <text:p>2. Enter Password</text:p>
            <text:p>3. click on login button</text:p>
          </table:table-cell>
          <table:table-cell table:style-name="ce4" office:value-type="string">
            <text:p>invalid UN</text:p>
            <text:p>valid pwd</text:p>
          </table:table-cell>
          <table:table-cell table:style-name="ce4" office:value-type="string">
            <text:p>login failure</text:p>
            <text:p>Error message</text:p>
          </table:table-cell>
          <table:table-cell table:number-columns-repeated="1017"/>
        </table:table-row>
        <table:table-row table:style-name="ro2">
          <table:table-cell office:value-type="string">
            <text:p>TC_003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4" office:value-type="string">
            <text:p>1.Enter user name</text:p>
            <text:p>2. Enter Password</text:p>
            <text:p>3. click on login button</text:p>
          </table:table-cell>
          <table:table-cell table:style-name="ce4" office:value-type="string">
            <text:p>valid UN</text:p>
            <text:p>invalid Pwd</text:p>
          </table:table-cell>
          <table:table-cell table:style-name="ce4" office:value-type="string">
            <text:p>login failure</text:p>
            <text:p>Error message</text:p>
          </table:table-cell>
          <table:table-cell table:number-columns-repeated="1017"/>
        </table:table-row>
        <table:table-row table:style-name="ro3">
          <table:table-cell office:value-type="string">
            <text:p>TC_004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Valid Task Name <text:s text:c="5"/>3.Valid Task Priority <text:s text:c="3"/>4.Valid Owner ID <text:s text:c="8"/>5.Valid Creator ID <text:s text:c="7"/>6.Valid Created Date </text:p>
          </table:table-cell>
          <table:table-cell office:value-type="string">
            <text:p>Task Created Sucessfully</text:p>
          </table:table-cell>
          <table:table-cell table:number-columns-repeated="1017"/>
        </table:table-row>
        <table:table-row table:style-name="ro3">
          <table:table-cell office:value-type="string">
            <text:p>TC_005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Invalid Task ID <text:s text:c="11"/>2.Valid Task Name <text:s text:c="5"/>3.Valid Task Priority <text:s text:c="3"/>4.Valid Owner ID <text:s text:c="8"/>5.Valid Creator ID <text:s text:c="7"/>6.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3">
          <table:table-cell office:value-type="string">
            <text:p>TC_006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Invalid Task Name <text:s text:c="2"/>3.Valid Task Priority <text:s text:c="3"/>4.Valid Owner ID <text:s text:c="8"/>5.Valid Creator ID <text:s text:c="7"/>6.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3">
          <table:table-cell office:value-type="string">
            <text:p>TC_007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Valid Task Name <text:s text:c="5"/>3.Invalid Task Priority <text:s/>4.Valid Owner ID <text:s text:c="8"/>5.Valid Creator ID <text:s text:c="7"/>6.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3">
          <table:table-cell office:value-type="string">
            <text:p>TC_008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Valid Task Name <text:s text:c="5"/>3.Valid Task Priority <text:s text:c="3"/>4.InValid Owner ID <text:s text:c="7"/>5.Valid Creator ID <text:s text:c="6"/>6.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3">
          <table:table-cell office:value-type="string">
            <text:p>TC_009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Valid Task Name <text:s text:c="5"/>3.Valid Task Priority <text:s text:c="3"/>4.Valid Owner ID <text:s text:c="8"/>5.Invalid Creator ID <text:s text:c="5"/>6.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3">
          <table:table-cell office:value-type="string">
            <text:p>TC_010</text:p>
          </table:table-cell>
          <table:table-cell table:style-name="ce3" office:value-type="string">
            <text:p>Create Task Page should be visible</text:p>
          </table:table-cell>
          <table:table-cell table:style-name="ce3" office:value-type="string">
            <text:p>Create Task</text:p>
          </table:table-cell>
          <table:table-cell/>
          <table:table-cell table:style-name="ce3" office:value-type="string">
            <text:p>1.Enter Task ID <text:s text:c="26"/>2. Enter TaskName <text:s text:c="18"/>3. Enter Description <text:s text:c="17"/>4. Select Status <text:s text:c="13"/>5.Select Task Priority <text:s text:c="9"/>6.Enter Notes <text:s text:c="26"/>7.Enter Bookmark <text:s text:c="11"/>8.Enter Owner ID <text:s text:c="13"/>9.Enter Creator ID <text:s text:c="24"/>10. Select Created Date </text:p>
          </table:table-cell>
          <table:table-cell table:style-name="ce3" office:value-type="string">
            <text:p>1.Valid Task ID <text:s text:c="11"/>2.Valid Task Name <text:s text:c="5"/>3.Valid Task Priority <text:s text:c="3"/>4.Valid Owner ID <text:s text:c="8"/>5.Valid Creator ID <text:s text:c="5"/>6.Invalid Created Date </text:p>
          </table:table-cell>
          <table:table-cell table:style-name="ce3" office:value-type="string">
            <text:p>Task Creation Failed <text:s text:c="24"/>Error message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/>
          <table:table-cell table:number-columns-repeated="1019"/>
        </table:table-row>
        <table:table-row table:style-name="ro5">
          <table:table-cell office:value-type="string">
            <text:p>TC_011</text:p>
          </table:table-cell>
          <table:table-cell table:style-name="ce3" office:value-type="string">
            <text:p>Assign Task Page should be visible</text:p>
          </table:table-cell>
          <table:table-cell table:style-name="ce3" office:value-type="string">
            <text:p>Assign Task</text:p>
          </table:table-cell>
          <table:table-cell/>
          <table:table-cell table:style-name="ce3" office:value-type="string">
            <text:p>1.Select Task ID <text:s text:c="30"/>2.Select Team member</text:p>
          </table:table-cell>
          <table:table-cell table:style-name="ce3" office:value-type="string">
            <text:p>1.Valid Task ID <text:s text:c="11"/></text:p>
          </table:table-cell>
          <table:table-cell office:value-type="string">
            <text:p>Task Assigned Succesfully</text:p>
          </table:table-cell>
          <table:table-cell table:number-columns-repeated="1017"/>
        </table:table-row>
        <table:table-row table:style-name="ro5">
          <table:table-cell office:value-type="string">
            <text:p>TC_012</text:p>
          </table:table-cell>
          <table:table-cell table:style-name="ce3" office:value-type="string">
            <text:p>Assign Task Page should be visible</text:p>
          </table:table-cell>
          <table:table-cell table:style-name="ce3" office:value-type="string">
            <text:p>Assign Task</text:p>
          </table:table-cell>
          <table:table-cell/>
          <table:table-cell table:style-name="ce3" office:value-type="string">
            <text:p>1.Select Task ID <text:s text:c="30"/>2.Select Team member</text:p>
          </table:table-cell>
          <table:table-cell table:style-name="ce3" office:value-type="string">
            <text:p>1.Invalid Task ID <text:s text:c="11"/></text:p>
          </table:table-cell>
          <table:table-cell table:style-name="ce3" office:value-type="string">
            <text:p>Task Assign Function Failed <text:s text:c="11"/>Error message</text:p>
          </table:table-cell>
          <table:table-cell table:number-columns-repeated="1017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6" table:default-cell-style-name="Excel_20_Built-in_20_Normal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Excel_20_Built-in_20_Normal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9/12/2021</text:date>, <text:time>08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hashank </dc:creator>
    <dc:date>2021-12-09T08:34:50.47</dc:date>
    <meta:editing-cycles>1</meta:editing-cycles>
    <meta:editing-duration>P23DT22H38M45S</meta:editing-duration>
    <meta:document-statistic meta:table-count="3" meta:cell-count="79" meta:object-count="0"/>
    <meta:generator>OpenOffice/4.1.8$Win32 OpenOffice.org_project/418m3$Build-9803</meta:generator>
  </office:meta>
</office:document-meta>
</file>